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1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451in" fo:margin-left="0.3729in" fo:margin-right="3.8931in" table:align="margins"/>
    </style:style>
    <style:style style:name="Table1.A" style:family="table-column">
      <style:table-column-properties style:column-width="0.9271in" style:rel-column-width="22968*"/>
    </style:style>
    <style:style style:name="Table1.B" style:family="table-column">
      <style:table-column-properties style:column-width="1.7181in" style:rel-column-width="42567*"/>
    </style:style>
    <style:style style:name="Table1.A1" style:family="table-cell">
      <style:table-cell-properties fo:padding="0.0194in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4" style:family="paragraph" style:parent-style-name="Standard"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Arial1"/>
    </style:style>
    <style:style style:name="P8" style:family="paragraph" style:parent-style-name="Text_20_body">
      <style:paragraph-properties fo:text-align="center" style:justify-single-word="false"/>
      <style:text-properties style:font-name="Arial1"/>
    </style:style>
    <style:style style:name="P9" style:family="paragraph" style:parent-style-name="Text_20_body">
      <style:paragraph-properties fo:text-align="center" style:justify-single-word="false"/>
      <style:text-properties style:font-name="Arial1" fo:font-size="24pt" fo:font-weight="bold" style:font-size-asian="24pt" style:font-weight-asian="bold" style:font-size-complex="24pt" style:font-weight-complex="bold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Times New Roman1" fo:font-size="12pt"/>
    </style:style>
    <style:style style:name="P11" style:family="paragraph" style:parent-style-name="Text_20_body">
      <style:text-properties fo:font-size="18pt" style:font-size-asian="18pt" style:font-size-complex="18pt"/>
    </style:style>
    <style:style style:name="P12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314004" style:font-name="Lucida Console1" fo:font-size="10pt"/>
    </style:style>
    <style:style style:name="P14" style:family="paragraph" style:parent-style-name="Text_20_body">
      <style:text-properties fo:color="#314004" style:font-name="Lucida Console" fo:font-size="10pt" style:font-size-asian="10pt" style:font-size-complex="10pt"/>
    </style:style>
    <style:style style:name="P15" style:family="paragraph" style:parent-style-name="Text_20_body">
      <style:paragraph-properties>
        <style:tab-stops>
          <style:tab-stop style:position="0.0098in"/>
        </style:tab-stops>
      </style:paragraph-properties>
    </style:style>
    <style:style style:name="P16" style:family="paragraph" style:parent-style-name="Text_20_body">
      <style:text-properties style:font-name="Lucida Console" fo:font-size="10pt" style:font-size-asian="10pt" style:font-size-complex="10pt"/>
    </style:style>
    <style:style style:name="P17" style:family="paragraph" style:parent-style-name="Text_20_body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P18" style:family="paragraph" style:parent-style-name="Text_20_body">
      <style:text-properties style:font-name="Lucida Console" fo:font-size="12pt" fo:font-style="normal" style:font-size-asian="12pt" style:font-style-asian="normal" style:font-size-complex="12pt" style:font-style-complex="normal"/>
    </style:style>
    <style:style style:name="P19" style:family="paragraph" style:parent-style-name="Text_20_body">
      <style:text-properties fo:font-size="12pt" style:font-size-asian="12pt" style:font-size-complex="12pt"/>
    </style:style>
    <style:style style:name="P20" style:family="paragraph" style:parent-style-name="Text_20_body">
      <style:text-properties style:font-name="Times New Roman" fo:font-size="12pt" style:font-size-asian="12pt" style:font-size-complex="12pt"/>
    </style:style>
    <style:style style:name="P21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2" style:family="paragraph" style:parent-style-name="Text_20_body">
      <style:text-properties style:font-name="Times New Roman" fo:font-size="14pt" style:font-size-asian="14pt" style:font-size-complex="14pt"/>
    </style:style>
    <style:style style:name="P23" style:family="paragraph" style:parent-style-name="Text_20_body">
      <style:text-properties style:use-window-font-color="true" style:font-name="Times New Roman"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1"/>
    </style:style>
    <style:style style:name="P25" style:family="paragraph" style:parent-style-name="Text_20_body">
      <style:paragraph-properties fo:margin-left="0in" fo:margin-right="0in" fo:margin-top="0in" fo:margin-bottom="0.0835in" fo:text-indent="0in" style:auto-text-indent="false"/>
      <style:text-properties fo:color="#314004" style:font-name="Lucida Console" fo:font-size="10pt" style:font-size-asian="10pt" style:font-size-complex="10pt"/>
    </style:style>
    <style:style style:name="P26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Times New Roman" fo:font-weight="normal" style:font-weight-asian="normal" style:font-weight-complex="normal"/>
    </style:style>
    <style:style style:name="P27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29" style:family="paragraph" style:parent-style-name="Title">
      <style:text-properties fo:font-size="18pt" style:font-size-asian="18pt" style:font-size-complex="18pt"/>
    </style:style>
    <style:style style:name="P30" style:family="paragraph" style:parent-style-name="Title">
      <style:text-properties style:font-name="Arial1" fo:font-size="24pt" style:font-size-asian="24pt" style:font-size-complex="24pt"/>
    </style:style>
    <style:style style:name="P3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Text_20_body">
      <style:paragraph-properties fo:text-align="center" style:justify-single-word="false"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5" style:family="paragraph" style:parent-style-name="Preformatted_20_Text">
      <style:paragraph-properties fo:margin-top="0in" fo:margin-bottom="0.1965in"/>
    </style:style>
    <style:style style:name="P36" style:family="paragraph" style:parent-style-name="Preformatted_20_Text">
      <style:paragraph-properties fo:margin-top="0in" fo:margin-bottom="0.1965in"/>
      <style:text-properties fo:font-variant="normal" fo:text-transform="none" fo:color="#000000" fo:font-size="9.75pt" fo:letter-spacing="normal" fo:font-style="normal" fo:font-weight="normal"/>
    </style:style>
    <style:style style:name="P37" style:family="paragraph" style:parent-style-name="Preformatted_20_Text">
      <style:paragraph-properties fo:margin-top="0in" fo:margin-bottom="0.1965in"/>
      <style:text-properties style:use-window-font-color="true" style:font-name="Courier New" fo:font-weight="normal" style:font-weight-asian="normal" style:font-weight-complex="normal"/>
    </style:style>
    <style:style style:name="P38" style:family="paragraph" style:parent-style-name="Preformatted_20_Text">
      <style:paragraph-properties fo:margin-top="0in" fo:margin-bottom="0.1965in"/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margin-left="0.0398in" fo:margin-right="-0.278in" fo:text-indent="-0.0098in" style:auto-text-indent="false" text:number-lines="false" text:line-number="0"/>
    </style:style>
    <style:style style:name="P40" style:family="paragraph" style:parent-style-name="Text_20_body">
      <style:paragraph-properties fo:margin-left="-0.0091in" fo:margin-right="0in" fo:margin-top="0in" fo:margin-bottom="0.0835in" fo:text-indent="0in" style:auto-text-indent="false"/>
      <style:text-properties fo:color="#314004" style:font-name="Lucida Console" fo:font-size="10pt" style:font-size-asian="10pt" style:font-size-complex="10pt"/>
    </style:style>
    <style:style style:name="P41" style:family="paragraph" style:parent-style-name="Text_20_body" style:master-page-name="">
      <style:paragraph-properties fo:margin-left="-0.0091in" fo:margin-right="0in" fo:margin-top="0in" fo:margin-bottom="0.0835in" fo:text-indent="0in" style:auto-text-indent="false" style:page-number="auto"/>
      <style:text-properties style:font-name="Lucida Console" fo:font-size="10pt" style:font-size-asian="10pt" style:font-size-complex="10pt"/>
    </style:style>
    <style:style style:name="P42" style:family="paragraph" style:parent-style-name="Preformatted_20_Text">
      <style:text-properties fo:font-size="12pt" style:font-size-asian="12pt" style:font-size-complex="12pt"/>
    </style:style>
    <style:style style:name="P43" style:family="paragraph" style:parent-style-name="Preformatted_20_Text">
      <style:text-properties style:font-name="Lucida Console1" fo:font-size="10pt" style:font-size-asian="12pt" style:font-size-complex="12pt"/>
    </style:style>
    <style:style style:name="P44" style:family="paragraph" style:parent-style-name="Preformatted_20_Text">
      <style:text-properties fo:color="#0000ff" style:font-name="Lucida Console1" fo:font-size="10pt" style:font-size-asian="18pt" style:font-size-complex="18pt"/>
    </style:style>
    <style:style style:name="P45" style:family="paragraph" style:parent-style-name="Heading_20_1">
      <style:paragraph-properties fo:line-height="150%" fo:text-align="start" style:justify-single-word="false"/>
      <style:text-properties style:font-name="Times New Roman1" fo:font-size="18pt" style:font-size-asian="18pt" style:font-size-complex="18pt"/>
    </style:style>
    <style:style style:name="P46" style:family="paragraph" style:parent-style-name="Heading_20_1">
      <style:text-properties fo:font-size="18pt" style:font-size-asian="18pt" style:font-size-complex="18pt"/>
    </style:style>
    <style:style style:name="P47" style:family="paragraph" style:parent-style-name="Heading_20_1">
      <style:text-properties style:font-name="Times New Roman"/>
    </style:style>
    <style:style style:name="P48" style:family="paragraph" style:parent-style-name="Heading_20_1"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P49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50" style:family="paragraph" style:parent-style-name="Heading_20_1">
      <style:paragraph-properties fo:break-before="page"/>
      <style:text-properties style:font-name="Times New Roman" fo:font-size="18pt" style:font-size-asian="18pt" style:font-size-complex="18pt"/>
    </style:style>
    <style:style style:name="P51" style:family="paragraph" style:parent-style-name="Heading_20_2">
      <style:text-properties style:font-name="Times New Roman"/>
    </style:style>
    <style:style style:name="P52" style:family="paragraph" style:parent-style-name="Heading_20_2">
      <style:text-properties style:font-name="Times New Roman" fo:font-size="14pt" style:font-size-asian="14pt" style:font-size-complex="14pt"/>
    </style:style>
    <style:style style:name="P53" style:family="paragraph" style:parent-style-name="Heading_20_2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style:font-name="Times New Roman" fo:font-size="18pt" style:font-size-asian="18pt" style:font-size-complex="18pt"/>
    </style:style>
    <style:style style:name="P54" style:family="paragraph" style:parent-style-name="Heading_20_2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P55" style:family="paragraph" style:parent-style-name="Preformatted_20_Text">
      <style:text-properties fo:color="#0000ff" style:font-name="Lucida Console1" fo:font-size="10pt" style:font-size-asian="18pt" style:font-size-complex="18pt"/>
    </style:style>
    <style:style style:name="P56" style:family="paragraph" style:parent-style-name="Text_20_body" style:list-style-name="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P57" style:family="paragraph" style:parent-style-name="Text_20_body">
      <style:text-properties fo:font-size="18pt" style:font-size-asian="18pt" style:font-size-complex="18pt"/>
    </style:style>
    <style:style style:name="P58" style:family="paragraph" style:parent-style-name="Text_20_body">
      <style:text-properties fo:font-size="12pt" style:font-size-asian="12pt" style:font-size-complex="12pt"/>
    </style:style>
    <style:style style:name="T1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1"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Courier New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7" style:family="text">
      <style:text-properties style:font-name="Times New Roman" fo:font-style="italic" style:font-style-asian="italic" style:font-style-complex="italic"/>
    </style:style>
    <style:style style:name="T18" style:family="text">
      <style:text-properties style:font-name="Times New Roman" fo:font-style="normal" style:font-style-asian="normal" style:font-style-complex="normal"/>
    </style:style>
    <style:style style:name="T19" style:family="text">
      <style:text-properties style:font-name="Lucida Console" fo:font-size="12pt" fo:font-style="normal" style:font-size-asian="12pt" style:font-style-asian="normal" style:font-size-complex="12pt" style:font-style-complex="normal"/>
    </style:style>
    <style:style style:name="T20" style:family="text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T21" style:family="text">
      <style:text-properties style:font-name="Lucida Console1" fo:font-size="1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uRProgramming</text:span><text:span text:style-name="T3"><text:line-break/><text:line-break/>By</text:span></text:p>
      <text:p text:style-name="P29"/>
      <text:p text:style-name="P30"><text:s/>Zekai Otles </text:p>
      <text:p text:style-name="P9">Created on \Sexpr{date()} </text:p>
      <text:p text:style-name="P9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2">Table of Contents</text:p>
          </text:index-title>
          <text:p text:style-name="P31"><text:s/>1 Introduction<text:tab/>3</text:p>
          <text:p text:style-name="P31"><text:s/>2 Environment Setup for R programming Developers<text:tab/>3</text:p>
          <text:p text:style-name="P34"><text:s/>2.1 <text:s/>Environment setup<text:tab/>3</text:p>
          <text:p text:style-name="P34"><text:s/>2.2 <text:s/>Using Version Control System<text:tab/>3</text:p>
          <text:p text:style-name="P34"><text:s/>2.3 Using IDE to develop R scripts<text:tab/>3</text:p>
          <text:p text:style-name="P34"><text:s/>2.4 Writing functions<text:tab/>3</text:p>
          <text:p text:style-name="P34"><text:s/>2.5 Create R package System<text:tab/>3</text:p>
          <text:p text:style-name="P31"><text:s/>3 Simple Data Types and Objects<text:tab/>3</text:p>
          <text:p text:style-name="P31"><text:s/>4 Control Structures<text:tab/>3</text:p>
          <text:p text:style-name="P34"><text:s/>4.1 If then Else statements<text:tab/>3</text:p>
          <text:p text:style-name="P34"><text:s/>4.2 Switch statements<text:tab/>4</text:p>
          <text:p text:style-name="P31"><text:s/>5 Loop Structures<text:tab/>5</text:p>
          <text:p text:style-name="P34"><text:s/>5.1 For statements<text:tab/>5</text:p>
          <text:p text:style-name="P34"><text:s/>5.2 while staments<text:tab/>5</text:p>
          <text:p text:style-name="P34"><text:s/>5.3 DfRCtVisits<text:tab/>7</text:p>
          <text:p text:style-name="P31"><text:s/>6 Data Structures<text:tab/>8</text:p>
          <text:p text:style-name="P34"><text:s/>6.1 Vector<text:tab/>8</text:p>
          <text:p text:style-name="P34"><text:s/>6.2 Matrix<text:tab/>8</text:p>
          <text:p text:style-name="P34"><text:s/>6.3 DataFrame<text:tab/>8</text:p>
          <text:p text:style-name="P31"><text:s/>7 Simple Statistical Outputs<text:tab/>8</text:p>
          <text:p text:style-name="P31"><text:s/>8 Simple Table Outputs<text:tab/>8</text:p>
        </text:index-body>
      </text:table-of-content>
      <text:p text:style-name="P9"/>
      <text:p text:style-name="P9"/>
      <text:p text:style-name="P9"/>
      <text:p text:style-name="P9"/>
      <text:p text:style-name="P33">Acknowledgements</text:p>
      <text:p text:style-name="P28"><text:tab/>I would love thank my wife Sevtap Otles putting up with me while I was working on this book. I would not meet with R programming, if I was not hired by Dr. Paul Carbone who has shown how to be dedicated and sincere for his colleagues.</text:p>
      <text:p text:style-name="P28"><text:tab/>It would have been impossible to reach wherever I am at without my mom's trust and support. She (Zulfinaz Otles) influenced me and others to reach our education goals to be successful <text:s/>in life. She constantly worries the lack of educational opportunities for the people and children of Turkey, she is so concerned <text:s/>about education cost which is financially stressing the families.</text:p>
      <text:p text:style-name="P28"><text:tab/> My grand father (Ethem Demirkol) has taught me to work hard, be honest and treat all the people equal.</text:p>
      <text:p text:style-name="P28"><text:tab/>Finally, I would <text:s/>love thank to both of my sons (Erkin and Arel) for their sincerity, honesty, life choices and support to my wife and myself.</text:p>
      <text:p text:style-name="P28"><text:tab/>Thanks to all supporters, readers of this book and contributors to society.</text:p>
      <text:h text:style-name="P49" text:outline-level="1">Introduction</text:h>
      <text:p text:style-name="P10"><text:tab/></text:p>
      <text:h text:style-name="P45" text:outline-level="1">Environment Setup for R programming Developers</text:h>
      <text:h text:style-name="Heading_20_2" text:outline-level="2"><text:s/>Environment setup</text:h>
      <text:p text:style-name="P24"/>
      <text:p text:style-name="P8"/>
      <text:p text:style-name="P7"/>
      <text:p text:style-name="P2">&lt;&lt;environment, <text:s/>echo=FALSE, results=xml&gt;&gt;=</text:p>
      <text:p text:style-name="P2"/>
      <text:p text:style-name="P36">odfTable(pkgVersions("data frame"))</text:p>
      <text:p text:style-name="P37">@</text:p>
      <text:p text:style-name="Preformatted_20_Text"><text:span text:style-name="Source_20_Text"/></text:p>
      <text:p text:style-name="P35"><text:span text:style-name="Source_20_Text"><text:span text:style-name="T4">&lt;&lt;environmentl&gt;&gt;=</text:span></text:span></text:p>
      <text:p text:style-name="P38">environment("ls")</text:p>
      <text:p text:style-name="P38">cat("Current Working Dir \n",getwd())</text:p>
      <text:p text:style-name="P4">@</text:p>
      <text:p text:style-name="P4"/>
      <text:h text:style-name="Heading_20_2" text:outline-level="2"><text:s/>Using Version Control System</text:h>
      <text:p text:style-name="Text_20_body"><text:tab/>Talk about the version control, and why it is so important. </text:p>
      <text:p text:style-name="Text_20_body"><text:tab/>Explain why you decide to use git and demonstrate the git. </text:p>
      <text:h text:style-name="Heading_20_2" text:outline-level="2">Using IDE to develop R scripts</text:h>
      <text:p text:style-name="Text_20_body"><text:tab/>R studio or other tools to develop application,</text:p>
      <text:h text:style-name="Heading_20_2" text:outline-level="2">Writing functions</text:h>
      <text:p text:style-name="Text_20_body"><text:tab/>Simple example </text:p>
      <text:h text:style-name="Heading_20_2" text:outline-level="2">Create R package System</text:h>
      <text:p text:style-name="P27"><text:tab/>Build R package Rtools needs to be installed (Refence) for windows and Linux. </text:p>
      <text:p text:style-name="P26"><text:span text:style-name="T5">Windows insallation and linux instalation. <text:s/>Windows installation is requires downloading Rtools.exe for the R version. Version of R can be found by </text:span><text:span text:style-name="T6">version</text:span><text:span text:style-name="T5"> to the R shell window. </text:span></text:p>
      <text:h text:style-name="P46" text:outline-level="1"><text:soft-page-break/>Simple Data Types and Objects</text:h>
      <text:p text:style-name="Text_20_body"><text:span text:style-name="T3"><text:tab/></text:span><text:span text:style-name="T5">R language has following defined data types, Double, Character, Logical and Complex. Numeric variable as a default defined as double,simple text string defined as Character, single character [T and F] is defined as Logical,and complex numbers are defined as Complex. </text:span></text:p>
      <text:p text:style-name="P19"><text:tab/>Integer <text:s/>objects are created with integer, as.integer keywords. Similarly numeric objects are created with numeric and as.numeric keywords. <text:s/>Boolean, Double, Character, Logical, Complex objects are created by their types [boolean, double,character,..] and as.types [boolean.double,..], <text:s/>The variables or vector also can be casted from one type to another type using similar keywords.</text:p>
      <text:p text:style-name="P19"/>
      <text:p text:style-name="P19">&lt;&lt;dataType1,echo=FALSE&gt;&gt;=</text:p>
      <text:p text:style-name="P43"><text:bookmark text:name="rstudio_console_output"/>cat(“library(uRProgramming)”)</text:p>
      <text:p text:style-name="P43">cat(“dataTypes(24)”)</text:p>
      <text:p text:style-name="P43">cat(“dataTypes('ali')”)</text:p>
      <text:p text:style-name="P43">cat(“dataTypes(T)”)</text:p>
      <text:p text:style-name="P43">cat(“a&lt;-as.integer(24)”)</text:p>
      <text:p text:style-name="P43">cat(“dataTypes(a)”)</text:p>
      <text:p text:style-name="P43"/>
      <text:p text:style-name="P43">cat(“standard output from above lines”)</text:p>
      <text:p text:style-name="P43">library(uRProgramming)</text:p>
      <text:p text:style-name="P43">dataTypes(24)</text:p>
      <text:p text:style-name="P43">dataTypes("ali")</text:p>
      <text:p text:style-name="P43">dataTypes(T)</text:p>
      <text:p text:style-name="P43">a&lt;-as.integer(24)</text:p>
      <text:p text:style-name="P43">dataTypes(a)</text:p>
      <text:p text:style-name="P42"/>
      <text:p text:style-name="P19">@</text:p>
      <text:p text:style-name="P19"/>
      <text:p text:style-name="P19"><text:tab/>In the following examples show how casting works. Following snippet it, can be copied and saved as <text:s/>testDataTypes.R. <text:s/>This R script <text:s/>should be sourced in the R shell in order to have function testDataTypes(), and run the program. The x vector created as sequence of variables between 1 and 100 <text:s/>increment by 10.011. The x is created as default double variable. The x vector is casted to integer y vector. The later part of the example demonstrates, casting x vector into z character vector. </text:p>
      <text:p text:style-name="P11"/>
      <text:p text:style-name="P19">&lt;&lt;dataType2,echo=FALSE&gt;&gt;=</text:p>
      <text:p text:style-name="P19">cat( <text:span text:style-name="T21">“</text:span>testDataTypes&lt;-function(){ “)</text:p>
      <text:p text:style-name="P19">cat( “#create logical variable ”)</text:p>
      <text:p text:style-name="P19">cat(“ iTest&lt;-T ”)</text:p>
      <text:p text:style-name="P19">cat( “is.logical(iTest) \n”)</text:p>
      <text:p text:style-name="P19">cat(“if(iTest == <text:s/>is.logical(iTest)) cat('Logical ')”)</text:p>
      <text:p text:style-name="P19"/>
      <text:p text:style-name="P19">cat(“#create simple double vector ”)</text:p>
      <text:p text:style-name="P19">cat(“ x&lt;-seq(1,100,by=10.011)”)</text:p>
      <text:p text:style-name="P19">cat(“ is.double(x)”)</text:p>
      <text:p text:style-name="P19"><text:soft-page-break/>cat(“ if(iTest == <text:s/>is.double(x)) cat('x is double Vector <text:s/>')”)</text:p>
      <text:p text:style-name="P19"><text:s text:c="2"/></text:p>
      <text:p text:style-name="P19">cat(“ #cast double vector to integer”) </text:p>
      <text:p text:style-name="P19"><text:s/>cat(“y&lt;-as.integer(x)”)</text:p>
      <text:p text:style-name="P19"><text:s/>cat(“is.integer(y)”)</text:p>
      <text:p text:style-name="P19"><text:s/>cat(“if(iTest == <text:s/>is.integer(y)) cat('y is integer Vector ')”)</text:p>
      <text:p text:style-name="P19"><text:s text:c="2"/></text:p>
      <text:p text:style-name="P19"><text:s/>cat(“#cast to character vector”)</text:p>
      <text:p text:style-name="P19"><text:s text:c="2"/></text:p>
      <text:p text:style-name="P19"><text:s/>cat(“z&lt;-as.character(x)”)</text:p>
      <text:p text:style-name="P19"><text:s/>cat(“is.character(z)”)</text:p>
      <text:p text:style-name="P19">cat(“ if(iTest == <text:s/>is.character(z)) cat('z is character Vector ')”)</text:p>
      <text:p text:style-name="P19">cat(“}”)</text:p>
      <text:p text:style-name="P19"/>
      <text:p text:style-name="P19">testDataTypes&lt;-function(){ </text:p>
      <text:p text:style-name="P19"><text:s text:c="2"/>#create logical variable</text:p>
      <text:p text:style-name="P19"><text:s text:c="2"/>iTest&lt;-T</text:p>
      <text:p text:style-name="P19"><text:s text:c="2"/>is.logical(iTest)</text:p>
      <text:p text:style-name="P19"><text:s text:c="2"/>if(iTest == <text:s/>is.logical(iTest)) print("Logical \n")</text:p>
      <text:p text:style-name="P19"/>
      <text:p text:style-name="P19"/>
      <text:p text:style-name="P19"><text:s text:c="2"/></text:p>
      <text:p text:style-name="P19">#create simple double vector </text:p>
      <text:p text:style-name="P19"><text:s text:c="2"/>x&lt;-seq(1,100,by=10.011)</text:p>
      <text:p text:style-name="P19"><text:s text:c="2"/>is.double(x)</text:p>
      <text:p text:style-name="P19"><text:s text:c="2"/>if(iTest == <text:s/>is.double(x)) cat("x is double Vector \n")</text:p>
      <text:p text:style-name="P19"><text:s text:c="2"/></text:p>
      <text:p text:style-name="P19"><text:s text:c="2"/>#cast double vector to integer </text:p>
      <text:p text:style-name="P19"><text:s text:c="2"/>y&lt;-as.integer(x)</text:p>
      <text:p text:style-name="P19"><text:s text:c="2"/>is.integer(y)</text:p>
      <text:p text:style-name="P19"><text:s text:c="2"/>if(iTest == <text:s/>is.integer(y)) cat("y is integer Vector \n")</text:p>
      <text:p text:style-name="P19"><text:s text:c="2"/></text:p>
      <text:p text:style-name="P19"><text:s text:c="2"/>#cast to character vector</text:p>
      <text:p text:style-name="P19"><text:s text:c="2"/></text:p>
      <text:p text:style-name="P19"><text:soft-page-break/><text:s text:c="2"/>z&lt;-as.character(x)</text:p>
      <text:p text:style-name="P19"><text:s text:c="2"/>is.character(z)</text:p>
      <text:p text:style-name="P19"><text:s text:c="2"/>if(iTest == <text:s/>is.character(z)) cat("z is character Vector \n")</text:p>
      <text:p text:style-name="P11"><text:span text:style-name="T5">}</text:span><text:tab/></text:p>
      <text:p text:style-name="P44"/>
      <text:p text:style-name="P44"><text:bookmark text:name="rstudio_console_output1"/>source('~/r_repo/test/testDataTypes.R')</text:p>
      <text:p text:style-name="P19"><text:s text:c="9"/></text:p>
      <text:p text:style-name="P19">@</text:p>
      <text:p text:style-name="P19"/>
      <text:p text:style-name="P19">Source this above program, and run the program (testDataTypes())</text:p>
      <text:p text:style-name="P19">&lt;&lt;dataType2,echo=FALSE&gt;&gt;=</text:p>
      <text:p text:style-name="P19">#use readr package</text:p>
      <text:p text:style-name="P44">myString&lt;-read_file('~/r_repo/test/testDataTypes.R')</text:p>
      <text:p text:style-name="P44"/>
      <text:p text:style-name="P44">#readLines('~/r_repo/test/testDataTypes.R')</text:p>
      <text:p text:style-name="P44">#this works, please uncomment following line</text:p>
      <text:p text:style-name="P44">#cat(myString)</text:p>
      <text:p text:style-name="P19"><text:s text:c="3"/>testDataTypes()</text:p>
      <text:p text:style-name="P19">@</text:p>
      <text:p text:style-name="P19"/>
      <text:p text:style-name="P19"/>
      <text:p text:style-name="P19"/>
      <text:p text:style-name="P11"/>
      <text:h text:style-name="P46" text:outline-level="1">Control Structures</text:h>
      <text:p text:style-name="P11"/>
      <text:p text:style-name="Text_20_body"><text:span text:style-name="T5"><text:tab/>Control structures are used to change a flow or follow a logic. The control structures are easily could make any program more followable for maintenance and understanding, they could also turn the </text:span><text:span text:style-name="T5">most unfollowable code. Control structures are very straight forward when used in a modular way in a less number of statements or calling other reusable functions.oo</text:span></text:p>
      <text:p text:style-name="Text_20_body"><text:span text:style-name="T5"><text:tab/>In the following sections, the usage of <text:s/></text:span><text:span text:style-name="T6">if </text:span><text:span text:style-name="T7"><text:s/>block will be explained with examples. The samples should help reader to solidify the understandif of te control structures.</text:span></text:p>
      <text:h text:style-name="Heading_20_2" text:outline-level="2">If statements</text:h>
      <text:p text:style-name="P12"><text:tab/>Let's use simple vector which contains only numbers, check if <text:s/>numbers is equal to specific value assign iFound as True.</text:p>
      <text:p text:style-name="Text_20_body"><text:span text:style-name="T9">If</text:span><text:span text:style-name="T10"> ( Statements) { Assignment}</text:span><text:tab/></text:p>
      <text:p text:style-name="Text_20_body">&lt;&lt;ifStatement1, echo=FALSE&gt;&gt;=</text:p>
      <text:p text:style-name="Text_20_body"><text:soft-page-break/></text:p>
      <text:p text:style-name="P41">cat(“x&lt;-c(0,3,6,9,12,15,18,21,24)”)</text:p>
      <text:p text:style-name="P41">x&lt;-c(0,3,6,9,12,15,18,21,24)</text:p>
      <text:p text:style-name="P40">cat(“if(x[which(x==6)]==6){iFound&lt;-TRUE}”)</text:p>
      <text:p text:style-name="P40">if(x[which(x==6)]==6){iFound&lt;-TRUE}</text:p>
      <text:p text:style-name="P25">cat(“print(iFound)”)</text:p>
      <text:p text:style-name="P25">print(iFound)</text:p>
      <text:p text:style-name="Text_20_body">@</text:p>
      <text:p text:style-name="Text_20_body"/>
      <text:p text:style-name="Text_20_body"><text:tab/>In the above example, which finds the index number for the value. <text:s/>The usage of <text:s/><text:span text:style-name="T8">which</text:span><text:span text:style-name="T11"> in </text:span><text:span text:style-name="T11">vector is <text:s/>pretty powerful as shown in the example.</text:span> The <text:span text:style-name="T8">which</text:span> statement is pretty handy determining the index of vector or array. When the vector with right index with exact value found, iFound assigned to be <text:span text:style-name="T8">true</text:span>. </text:p>
      <text:p text:style-name="Text_20_body">Logical operators in R ar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9"><text:span text:style-name="Strong_20_Emphasis">Operator</text:span></text:p>
          </table:table-cell>
          <table:table-cell table:style-name="Table1.A1" office:value-type="string">
            <text:p text:style-name="P39"><text:span text:style-name="Strong_20_Emphasis">Description</text:span></text:p>
          </table:table-cell>
        </table:table-row>
        <table:table-row>
          <table:table-cell table:style-name="Table1.A1" office:value-type="string">
            <text:p text:style-name="P39"><text:span text:style-name="Strong_20_Emphasis">==</text:span></text:p>
          </table:table-cell>
          <table:table-cell table:style-name="Table1.A1" office:value-type="string">
            <text:p text:style-name="P39">Equal to</text:p>
          </table:table-cell>
        </table:table-row>
        <table:table-row>
          <table:table-cell table:style-name="Table1.A1" office:value-type="string">
            <text:p text:style-name="P39">!=</text:p>
          </table:table-cell>
          <table:table-cell table:style-name="Table1.A1" office:value-type="string">
            <text:p text:style-name="P39">Not equal to</text:p>
          </table:table-cell>
        </table:table-row>
        <table:table-row>
          <table:table-cell table:style-name="Table1.A1" office:value-type="string">
            <text:p text:style-name="P39"><text:span text:style-name="Strong_20_Emphasis">&lt;</text:span></text:p>
          </table:table-cell>
          <table:table-cell table:style-name="Table1.A1" office:value-type="string">
            <text:p text:style-name="P39">Less than</text:p>
          </table:table-cell>
        </table:table-row>
        <table:table-row>
          <table:table-cell table:style-name="Table1.A1" office:value-type="string">
            <text:p text:style-name="P39"><text:span text:style-name="Strong_20_Emphasis">&lt;=</text:span></text:p>
          </table:table-cell>
          <table:table-cell table:style-name="Table1.A1" office:value-type="string">
            <text:p text:style-name="P39">Less or equal to </text:p>
          </table:table-cell>
        </table:table-row>
        <table:table-row>
          <table:table-cell table:style-name="Table1.A1" office:value-type="string">
            <text:p text:style-name="P39"><text:span text:style-name="Strong_20_Emphasis">&gt;</text:span></text:p>
          </table:table-cell>
          <table:table-cell table:style-name="Table1.A1" office:value-type="string">
            <text:p text:style-name="P39">Greater than </text:p>
          </table:table-cell>
        </table:table-row>
        <table:table-row>
          <table:table-cell table:style-name="Table1.A1" office:value-type="string">
            <text:p text:style-name="P39"><text:span text:style-name="Strong_20_Emphasis">&gt;=</text:span></text:p>
          </table:table-cell>
          <table:table-cell table:style-name="Table1.A1" office:value-type="string">
            <text:p text:style-name="P39">Greater or equal to </text:p>
          </table:table-cell>
        </table:table-row>
        <table:table-row>
          <table:table-cell table:style-name="Table1.A1" office:value-type="string">
            <text:p text:style-name="P39">&amp;</text:p>
          </table:table-cell>
          <table:table-cell table:style-name="Table1.A1" office:value-type="string">
            <text:p text:style-name="P39">And</text:p>
          </table:table-cell>
        </table:table-row>
        <table:table-row>
          <table:table-cell table:style-name="Table1.A1" office:value-type="string">
            <text:p text:style-name="P39">|</text:p>
          </table:table-cell>
          <table:table-cell table:style-name="Table1.A1" office:value-type="string">
            <text:p text:style-name="P39">Or</text:p>
          </table:table-cell>
        </table:table-row>
      </table:table>
      <text:p text:style-name="Text_20_body"/>
      <text:p text:style-name="Text_20_body"><text:tab/>Following code snippet is simple example of how to use logical operators. The first example is the exacty<text:span text:style-name="T8"> equal</text:span> to operator. The second example demonstrates<text:span text:style-name="T8"> less than or equal</text:span> to operator and assigning the value based on the result. The third example shows <text:span text:style-name="T8">greater than</text:span> comparison.The <text:s/>last example is combination<text:span text:style-name="T8"> greater than, and, less then or equal</text:span> to.</text:p>
      <text:p text:style-name="Text_20_body">&lt;&lt;ifStatement2, echo=FALSE&gt;&gt;=</text:p>
      <text:p text:style-name="P16">cat(“Ex. 1”)</text:p>
      <text:p text:style-name="P16">cat(“if(demDat[indx,1] ==1 ) {demDat[indx,1]&lt;-'M'}”)</text:p>
      <text:p text:style-name="P16"/>
      <text:p text:style-name="P16">cat(“\nEx.2”)</text:p>
      <text:p text:style-name="P14">cat(“if(demDat[indx,2] &lt;=25 )demDat[indx,2]&lt;-'Y' “)</text:p>
      <text:p text:style-name="P14"/>
      <text:p text:style-name="P13">cat(“\nEx.3”)</text:p>
      <text:p text:style-name="P13">cat(“ if(demDat[indx,2] &gt; 50 ) {demDat[indx,2]&lt;-'O'} “)</text:p>
      <text:p text:style-name="P14"/>
      <text:p text:style-name="P13">cat(“\nEx.4”)</text:p>
      <text:p text:style-name="P13">cat(“if(demDat[indx,2] &gt; 25 &amp; demDat[indx,2] &lt;=50 )demDat[indx,2]&lt;-'M' “)</text:p>
      <text:p text:style-name="P14"/>
      <text:p text:style-name="Text_20_body"><text:soft-page-break/>@</text:p>
      <text:h text:style-name="Heading_20_2" text:outline-level="2">If then Else statements</text:h>
      <text:p text:style-name="Text_20_body"/>
      <text:p text:style-name="Text_20_body">If then else block is used when comparison expected to yield result either true or false. It gives the programmer, the power to control logical flow. In R programming, if then else blocks <text:s/>are in the following format</text:p>
      <text:p text:style-name="Text_20_body"><text:span text:style-name="T9"><text:tab/>If</text:span><text:span text:style-name="T10"> ( Statements) <text:s/>{ Assignment}</text:span><text:tab/></text:p>
      <text:p text:style-name="Text_20_body"><text:span text:style-name="T8"><text:tab/>else</text:span> (statements) { Assignment}</text:p>
      <text:p text:style-name="Text_20_body"/>
      <text:p text:style-name="P15"><text:tab/></text:p>
      <text:p text:style-name="Text_20_body">&lt;&lt;conditionalStatements&gt;&gt;=</text:p>
      <text:p text:style-name="Text_20_body">#cat(conditionalStatements())</text:p>
      <text:p text:style-name="Text_20_body">@</text:p>
      <text:p text:style-name="P3"/>
      <text:p text:style-name="P2"/>
      <text:h text:style-name="P51" text:outline-level="2">Switch statements</text:h>
      <text:p text:style-name="P2"/>
      <text:p text:style-name="P3"/>
      <text:p text:style-name="Text_20_body"><text:tab/>Review how to use swith statements in R explain</text:p>
      <text:h text:style-name="P50" text:outline-level="1">Loop Structures</text:h>
      <text:p text:style-name="Text_20_body"><text:span text:style-name="T14"><text:tab/>The loop structures are needed to access elements of vectors, matrix, list and data frame. The <text:s/>access of <text:s/>the data is important to reach or manipulate the elements. The </text:span><text:span text:style-name="T15">for</text:span><text:span text:style-name="T14"> and </text:span><text:span text:style-name="T15">whil</text:span><text:span text:style-name="T14">e loop <text:s/>are used to iterate elements.</text:span></text:p>
      <text:h text:style-name="P52" text:outline-level="2">For loop</text:h>
      <text:p text:style-name="Text_20_body"><text:span text:style-name="T13"><text:tab/></text:span><text:span text:style-name="T14">The for loop is used for sequentially access the data elements. Each element of data stuctures can be reached, used or manipulated within the </text:span><text:span text:style-name="T15">for</text:span><text:span text:style-name="T14"> loop. The</text:span><text:span text:style-name="T15"> for</text:span><text:span text:style-name="T14"> loop is in the following format.</text:span></text:p>
      <text:p text:style-name="P20"><text:tab/>for (values in sequence) {</text:p>
      <text:p text:style-name="P20"><text:tab/><text:tab/>statement</text:p>
      <text:p text:style-name="P20"><text:tab/>} </text:p>
      <text:p text:style-name="P19"><text:span text:style-name="T12"><text:tab/>The following code snippets how </text:span><text:span text:style-name="T17">for </text:span><text:span text:style-name="T18"><text:s/>loop is used. In the following example, 100 number with specified seed assign to vector. This vector has only integers for demonstration pupose.</text:span></text:p>
      <text:p text:style-name="P21"><text:tab/></text:p>
      <text:p text:style-name="P21">&lt;&lt;forLoop1, echo=FALSE&gt;&gt;=</text:p>
      <text:p text:style-name="Text_20_body"><text:span text:style-name="T16"><text:tab/></text:span><text:span text:style-name="T19">cat(“set.seed(312)”)</text:span></text:p>
      <text:p text:style-name="P18"><text:tab/>set.seed(312)</text:p>
      <text:p text:style-name="P18"><text:s/><text:tab/>cat(“#create 100 random number between 0 and 1000”)</text:p>
      <text:p text:style-name="P18"><text:s text:c="2"/><text:tab/>cat(“xInt&lt;-floor(runif(100,0,1000))”)</text:p>
      <text:p text:style-name="P18"><text:tab/>xInt&lt;-floor(runif(100,0,1000))</text:p>
      <text:p text:style-name="P18"><text:s text:c="2"/><text:tab/>cat(“for(indx in 0:length(xInt) ){”)</text:p>
      <text:p text:style-name="P18"><text:tab/>cat(“if(indx %%10 ==0){print(xInt[indx])}”)</text:p>
      <text:p text:style-name="P18"><text:tab/>cat(“}”)</text:p>
      <text:p text:style-name="P18"><text:tab/>for(indx in 0:length(xInt) ){</text:p>
      <text:p text:style-name="P18"><text:s text:c="4"/><text:tab/><text:tab/></text:p>
      <text:p text:style-name="P18"><text:s text:c="2"/><text:tab/><text:tab/>if(indx %%10 ==0){print(xInt[indx])}</text:p>
      <text:p text:style-name="P18"><text:tab/>}</text:p>
      <text:p text:style-name="P18"><text:s text:c="2"/><text:tab/></text:p>
      <text:p text:style-name="P21">@</text:p>
      <text:h text:style-name="P52" text:outline-level="2">While loop</text:h>
      <text:p text:style-name="P22"><text:tab/>The access of certain elements could be controlled by using while loop, the expression determines executing statements or not. <text:s/></text:p>
      <text:p text:style-name="P5"><text:tab/>while(expression){</text:p>
      <text:p text:style-name="P22"><text:tab/><text:tab/>statement</text:p>
      <text:p text:style-name="P22"><text:tab/>}</text:p>
      <text:p text:style-name="Standard"><text:soft-page-break/></text:p>
      <text:p text:style-name="P23">In the following example, <text:s/>the elements between two indices are assigned as either <text:span text:style-name="T8">even</text:span> or <text:span text:style-name="T8">odd</text:span>. <text:s/>Execution will stop when expression is false, otherwise statements within the block is executed.</text:p>
      <text:p text:style-name="P21">&lt;&lt;whileLoop1, echo=FALSE&gt;&gt;=</text:p>
      <text:p text:style-name="Text_20_body"><text:span text:style-name="T16"><text:tab/></text:span><text:span text:style-name="T20">cat(“set.seed(312)”)</text:span></text:p>
      <text:p text:style-name="P17"><text:tab/>set.seed(312)</text:p>
      <text:p text:style-name="P17"><text:s/><text:tab/>cat(“#create 100 random number between 0 and 1000”)</text:p>
      <text:p text:style-name="P17"><text:s text:c="2"/><text:tab/>cat(“xInt&lt;-floor(runif(100,0,1000))”)</text:p>
      <text:p text:style-name="P17"><text:tab/>xInt&lt;-floor(runif(100,0,1000))</text:p>
      <text:p text:style-name="P17"><text:s text:c="2"/><text:tab/>cat(“index&lt;-80”)</text:p>
      <text:p text:style-name="P17"><text:tab/>cat(“while(index&lt;=length(xInt)){”)</text:p>
      <text:p text:style-name="P17"><text:tab/>cat('xInt[index]&lt;-ifelse(as.integer(xInt[index]) %%2==0,"Even","Odd")')</text:p>
      <text:p text:style-name="P17"><text:tab/>cat(“if(index %% 4 == 0 ){print(xInt[index])}”)</text:p>
      <text:p text:style-name="P17"><text:tab/>cat(“index&lt;-index+1”)</text:p>
      <text:p text:style-name="P17"><text:tab/>cat(“}”)</text:p>
      <text:p text:style-name="P17"/>
      <text:p text:style-name="P17"><text:tab/>index&lt;-80</text:p>
      <text:p text:style-name="P17"><text:s text:c="2"/><text:tab/>while(index&lt;=length(xInt)){</text:p>
      <text:p text:style-name="P17"><text:s text:c="4"/><text:tab/><text:tab/>xInt[index]&lt;-ifelse(as.integer(xInt[index]) %%2==0,"Even","Odd")</text:p>
      <text:p text:style-name="P17"><text:tab/><text:tab/>if(index %% 4 == 0 ){print(xInt[index])}</text:p>
      <text:p text:style-name="P17"><text:s text:c="4"/><text:tab/><text:tab/>index&lt;-index+1</text:p>
      <text:p text:style-name="P17"><text:s text:c="4"/></text:p>
      <text:p text:style-name="P17"><text:s text:c="2"/><text:tab/>}</text:p>
      <text:p text:style-name="P18"><text:s text:c="2"/><text:tab/></text:p>
      <text:p text:style-name="P21">@</text:p>
      <text:h text:style-name="P49" text:outline-level="1">Data Structures</text:h>
      <text:p text:style-name="P6"/>
      <text:h text:style-name="P53" text:outline-level="2">Vector</text:h>
      <text:h text:style-name="P53" text:outline-level="2">List</text:h>
      <text:h text:style-name="P54" text:outline-level="2">Matrix</text:h>
      <text:h text:style-name="P53" text:outline-level="2">DataFrame</text:h>
      <text:h text:style-name="P56" text:outline-level="2"/>
      <text:h text:style-name="P46" text:outline-level="1">Simple Statistical Analysis</text:h>
      <text:h text:style-name="P47" text:outline-level="1"><text:span text:style-name="T1">Simple</text:span><text:span text:style-name="T1"> Statistical Analysis</text:span></text:h>
      <text:h text:style-name="P48" text:outline-level="1">Simple Table Outputs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1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.5in" fo:margin-right="0.5in" fo:text-align="center" style:justify-single-word="false" fo:text-indent="0in" style:auto-text-indent="false" fo:background-color="transparent">
        <style:background-image/>
      </style:paragraph-properties>
      <style:text-properties style:font-name="Times New Roman2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Standard">
      <style:paragraph-properties fo:line-height="150%" fo:text-align="justify" style:justify-single-word="false" style:text-autospace="none">
        <style:tab-stops/>
      </style:paragraph-properties>
      <style:text-properties style:font-name="Times New Roman3" fo:font-size="10.5pt" fo:font-weight="normal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5in" fo:text-align="center" style:justify-single-word="false" fo:text-indent="0in" style:auto-text-indent="false" text:number-lines="false" text:line-number="0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align="center" style:justify-single-word="false" fo:text-indent="0in" style:auto-text-indent="false">
        <style:tab-stops>
          <style:tab-stop style:position="4.25in" style:type="right" style:leader-style="dotted" style:leader-text="."/>
        </style:tab-stops>
      </style:paragraph-properties>
      <style:text-properties style:font-name="Times New Roman2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0535in" style:type="right" style:leader-style="dotted" style:leader-text="."/>
        </style:tab-stops>
      </style:paragraph-properties>
      <style:text-properties style:font-name="Arial" fo:font-size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8063in" fo:margin-right="0.782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7in" fo:page-height="9in" style:num-format="i" style:print-orientation="portrait" fo:margin-top="0.5in" fo:margin-bottom="0.5in" fo:margin-left="0.5in" fo:margin-right="0.5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7in" fo:margin-left="0in" fo:margin-right="0in" fo:margin-bottom="0.2in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 style:next-style-name="Standard">
      <style:header>
        <text:p text:style-name="MP1"/>
      </style:header>
      <style:header-left>
        <text:p text:style-name="Header"><text:page-number text:select-page="current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kai Otles</meta:initial-creator>
    <meta:creation-date>2008-12-15T14:08:51.18</meta:creation-date>
    <dc:date>2016-10-25T00:13:30.79</dc:date>
    <meta:editing-duration>P1DT4H7M35S</meta:editing-duration>
    <meta:editing-cycles>181</meta:editing-cycles>
    <meta:generator>OpenOffice/4.1.2$Win32 OpenOffice.org_project/412m3$Build-9782</meta:generator>
    <meta:document-statistic meta:table-count="1" meta:image-count="0" meta:object-count="0" meta:page-count="12" meta:paragraph-count="242" meta:word-count="1375" meta:character-count="9920"/>
  </office:meta>
</office:document-meta>
</file>